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Header">
      <style:paragraph-properties fo:margin-left="0cm" fo:margin-right="0cm" fo:text-indent="0cm" style:auto-text-indent="false"/>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6"/>
    <style:style style:name="P15" style:family="paragraph" style:parent-style-name="Text_20_body" style:list-style-name="L6">
      <style:paragraph-properties fo:margin-top="0cm" fo:margin-bottom="0cm" style:contextual-spacing="false"/>
    </style:style>
    <style:style style:name="P16" style:family="paragraph" style:parent-style-name="Text_20_body" style:list-style-name="L7"/>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8"/>
    <style:style style:name="P19" style:family="paragraph" style:parent-style-name="Text_20_body" style:list-style-name="L8">
      <style:paragraph-properties fo:margin-top="0cm" fo:margin-bottom="0cm" style:contextual-spacing="false"/>
    </style:style>
    <style:style style:name="P20" style:family="paragraph" style:parent-style-name="Text_20_body" style:list-style-name="L9">
      <style:paragraph-properties fo:margin-top="0cm" fo:margin-bottom="0cm" style:contextual-spacing="false"/>
    </style:style>
    <style:style style:name="P21" style:family="paragraph" style:parent-style-name="Text_20_body" style:list-style-name="L9">
      <style:paragraph-properties fo:margin-left="0cm" fo:margin-right="0cm" fo:margin-top="0cm" fo:margin-bottom="0cm" style:contextual-spacing="false" fo:text-indent="0cm" style:auto-text-indent="false"/>
    </style:style>
    <style:style style:name="P22" style:family="paragraph" style:parent-style-name="Text_20_body" style:list-style-name="L9">
      <style:paragraph-properties fo:margin-left="0cm" fo:margin-right="0cm" fo:text-indent="0cm" style:auto-text-indent="false"/>
    </style:style>
    <style:style style:name="P23" style:family="paragraph" style:parent-style-name="Text_20_body" style:list-style-name="L10"/>
    <style:style style:name="P24" style:family="paragraph" style:parent-style-name="Text_20_body" style:list-style-name="L10">
      <style:paragraph-properties fo:margin-top="0cm" fo:margin-bottom="0cm" style:contextual-spacing="false"/>
    </style:style>
    <style:style style:name="P25" style:family="paragraph" style:parent-style-name="Text_20_body" style:list-style-name="L11"/>
    <style:style style:name="P26" style:family="paragraph" style:parent-style-name="Text_20_body" style:list-style-name="L11">
      <style:paragraph-properties fo:margin-top="0cm" fo:margin-bottom="0cm" style:contextual-spacing="false"/>
    </style:style>
    <style:style style:name="P27" style:family="paragraph" style:parent-style-name="Text_20_body" style:list-style-name="L12"/>
    <style:style style:name="P28" style:family="paragraph" style:parent-style-name="Text_20_body" style:list-style-name="L12">
      <style:paragraph-properties fo:margin-top="0cm" fo:margin-bottom="0cm" style:contextual-spacing="false"/>
    </style:style>
    <style:style style:name="T1" style:family="text">
      <style:text-properties officeooo:rsid="000dbf7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1.4 Licencias y Software Open Source</text:h>
      <text:p text:style-name="Text_20_body"><text:span text:style-name="Strong_20_Emphasis">Introducción:</text:span> El concepto de "Open Source" (Código Abierto) y "Software Libre" se basa fundamentalmente en las licencias bajo las cuales se distribuye el software. Estas licencias otorgan permisos específicos a los usuarios que van más allá de lo permitido por el software propietario tradicional. Aunque a menudo se usan indistintamente, hay matices filosóficos entre ambos términos.</text:p>
      <text:p text:style-name="Text_20_body"><text:span text:style-name="Strong_20_Emphasis">Software Libre (Free Software):</text:span> Promovido por la Free Software Foundation (FSF) de Richard Stallman, se centra en la libertad del usuario. Define cuatro libertades esenciales:</text:p>
      <text:list text:style-name="L9">
        <text:list-item>
          <text:p text:style-name="P20"><text:span text:style-name="Strong_20_Emphasis">Libertad 0:</text:span> La libertad de ejecutar el programa como se desee, con cualquier propósito. </text:p>
        </text:list-item>
        <text:list-item>
          <text:p text:style-name="P21"><text:span text:style-name="Strong_20_Emphasis">Libertad 1:</text:span> La libertad de estudiar cómo funciona el programa y cambiarlo para que haga lo que se desea (el acceso al código fuente es una condición necesaria).   </text:p>
        </text:list-item>
        <text:list-item>
          <text:p text:style-name="P20"><text:span text:style-name="Strong_20_Emphasis">Libertad 2:</text:span> La libertad de redistribuir copias para ayudar a otros. </text:p>
        </text:list-item>
        <text:list-item>
          <text:p text:style-name="P22"><text:span text:style-name="Strong_20_Emphasis">Libertad 3:</text:span> La libertad de distribuir copias de sus versiones modificadas a terceros (el acceso al código fuente es una condición necesaria).   </text:p>
        </text:list-item>
      </text:list>
      <text:p text:style-name="Text_20_body"><text:span text:style-name="Strong_20_Emphasis">Código Abierto (Open Source):</text:span> Promovido por la Open Source Initiative (OSI), se enfoca más en los beneficios prácticos y metodológicos del desarrollo abierto (colaboración, calidad, seguridad). La OSI define 10 criterios que una licencia debe cumplir para ser considerada "Open Source". Estos criterios, en la práctica, cubren las mismas libertades que la FSF, pero el enfoque y la terminología son diferentes, buscando ser más atractivos para el mundo empresarial.</text:p>
      <text:p text:style-name="Text_20_body"><text:span text:style-name="Strong_20_Emphasis">Tipos Principales de Licencias:</text:span></text:p>
      <text:list text:style-name="L10">
        <text:list-item>
          <text:p text:style-name="P23"><text:span text:style-name="Strong_20_Emphasis">Licencias Copyleft (Fuertes y Débiles):</text:span></text:p>
          <text:list>
            <text:list-item>
              <text:p text:style-name="P24"><text:span text:style-name="Strong_20_Emphasis">Concepto:</text:span> Estas licencias permiten las cuatro libertades, pero imponen una condición: si modificas el software y distribuyes esas modificaciones, debes hacerlo bajo la misma licencia (o una compatible). Esto asegura que el software y sus derivados permanezcan libres. Se dice que son licencias "virales" o "hereditarias". </text:p>
            </text:list-item>
            <text:list-item>
              <text:p text:style-name="P24"><text:span text:style-name="Strong_20_Emphasis">Ejemplos (Copyleft Fuerte):</text:span> </text:p>
              <text:list>
                <text:list-item>
                  <text:p text:style-name="P24"><text:span text:style-name="Strong_20_Emphasis">GNU General Public License (GPL):</text:span> La más conocida (versiones GPLv2 y GPLv3). Usada por el kernel Linux, GCC, Bash, GIMP, WordPress, etc. Cualquier trabajo derivado distribuido debe licenciarse bajo GPL. </text:p>
                </text:list-item>
              </text:list>
            </text:list-item>
            <text:list-item>
              <text:p text:style-name="P24"><text:span text:style-name="Strong_20_Emphasis">Ejemplos (Copyleft Débil):</text:span> </text:p>
              <text:list>
                <text:list-item>
                  <text:p text:style-name="P24"><text:span text:style-name="Strong_20_Emphasis">GNU Lesser General Public License (LGPL):</text:span> Pensada principalmente para bibliotecas de software. Permite enlazar la biblioteca con software propietario sin que este último tenga que ser LGPL, pero las modificaciones a la propia biblioteca sí deben ser LGPL. Usada por la biblioteca GNU C (glibc). </text:p>
                </text:list-item>
                <text:list-item>
                  <text:p text:style-name="P24"><text:span text:style-name="Strong_20_Emphasis">Mozilla Public License (MPL 2.0):</text:span> Un copyleft a nivel de archivo. Permite combinar archivos MPL con archivos bajo otras licencias (incluso propietarias), pero las modificaciones a los archivos MPL deben seguir siendo MPL. Usada por Firefox. </text:p>
                </text:list-item>
                <text:list-item>
                  <text:p text:style-name="P24"><text:span text:style-name="Strong_20_Emphasis">Eclipse Public License (EPL):</text:span> Similar a la MPL. </text:p>
                </text:list-item>
              </text:list>
            </text:list-item>
          </text:list>
        </text:list-item>
        <text:list-item>
          <text:p text:style-name="P23"><text:soft-page-break/><text:span text:style-name="Strong_20_Emphasis">Licencias Permisivas (No Copyleft):</text:span></text:p>
          <text:list>
            <text:list-item>
              <text:p text:style-name="P24"><text:span text:style-name="Strong_20_Emphasis">Concepto:</text:span> Otorgan las libertades de usar, modificar y redistribuir (incluso versiones modificadas) con muy pocas restricciones. Principalmente, suelen requerir mantener el aviso de copyright y la licencia original. Permiten incorporar el código en software propietario sin obligar a que este último sea Open Source. </text:p>
            </text:list-item>
            <text:list-item>
              <text:p text:style-name="P24"><text:span text:style-name="Strong_20_Emphasis">Ejemplos:</text:span> </text:p>
              <text:list>
                <text:list-item>
                  <text:p text:style-name="P24"><text:span text:style-name="Strong_20_Emphasis">Licencia BSD (Original, Modificada/2-cláusulas, Nueva/3-cláusulas):</text:span> Muy permisiva. Usada por los sistemas operativos BSD. </text:p>
                </text:list-item>
                <text:list-item>
                  <text:p text:style-name="P24"><text:span text:style-name="Strong_20_Emphasis">Licencia MIT (o X11):</text:span> Muy simple y permisiva. Ampliamente utilizada (e.g., X Window System, Ruby on Rails, Node.js, VS Code). </text:p>
                </text:list-item>
                <text:list-item>
                  <text:p text:style-name="P23"><text:span text:style-name="Strong_20_Emphasis">Licencia Apache 2.0:</text:span> Permisiva, pero incluye cláusulas sobre patentes. Usada por la mayoría del software de la Apache Software Foundation (Apache HTTPD, Spark, Hadoop), Android. </text:p>
                </text:list-item>
              </text:list>
            </text:list-item>
          </text:list>
        </text:list-item>
      </text:list>
      <text:p text:style-name="Text_20_body"><text:span text:style-name="Strong_20_Emphasis">Compatibilidad de Licencias:</text:span> No todas las licencias son compatibles entre sí. Combinar código bajo licencias incompatibles puede crear problemas legales. Por ejemplo, generalmente no se puede incorporar código GPL en un proyecto bajo una licencia permisiva y luego distribuir el resultado como propietario.</text:p>
      <text:p text:style-name="Text_20_body"><text:span text:style-name="Strong_20_Emphasis">Organizaciones Clave:</text:span></text:p>
      <text:list text:style-name="L11">
        <text:list-item>
          <text:p text:style-name="P26"><text:span text:style-name="Strong_20_Emphasis">Free Software Foundation (FSF):</text:span> Promotora del Software Libre y custodia de las licencias GNU. <text:a xlink:type="simple" xlink:href="https://www.fsf.org/" office:target-frame-name="_blank" xlink:show="new" text:style-name="Internet_20_link" text:visited-style-name="Visited_20_Internet_20_Link">FSF</text:a> </text:p>
        </text:list-item>
        <text:list-item>
          <text:p text:style-name="P25"><text:span text:style-name="Strong_20_Emphasis">Open Source Initiative (OSI):</text:span> Aprueba y mantiene la lista de licencias Open Source. <text:a xlink:type="simple" xlink:href="https://opensource.org/" office:target-frame-name="_blank" xlink:show="new" text:style-name="Internet_20_link" text:visited-style-name="Visited_20_Internet_20_Link">OSI</text:a> </text:p>
        </text:list-item>
      </text:list>
      <text:p text:style-name="Text_20_body"><text:span text:style-name="Strong_20_Emphasis">Fuentes y Más Información:</text:span></text:p>
      <text:list text:style-name="L12">
        <text:list-item>
          <text:p text:style-name="P28"><text:a xlink:type="simple" xlink:href="https://www.gnu.org/philosophy/free-sw.es.html" office:target-frame-name="_blank" xlink:show="new" text:style-name="Internet_20_link" text:visited-style-name="Visited_20_Internet_20_Link">Definición de Software Libre (Proyecto GNU)</text:a> </text:p>
        </text:list-item>
        <text:list-item>
          <text:p text:style-name="P28"><text:a xlink:type="simple" xlink:href="https://opensource.org/osd" office:target-frame-name="_blank" xlink:show="new" text:style-name="Internet_20_link" text:visited-style-name="Visited_20_Internet_20_Link">The Open Source Definition (OSI)</text:a> </text:p>
        </text:list-item>
        <text:list-item>
          <text:p text:style-name="P28"><text:a xlink:type="simple" xlink:href="https://www.gnu.org/licenses/license-list.es.html" office:target-frame-name="_blank" xlink:show="new" text:style-name="Internet_20_link" text:visited-style-name="Visited_20_Internet_20_Link">Various Licenses and Comments about Them (Proyecto GNU)</text:a> (Análisis detallado de muchas licencias) </text:p>
        </text:list-item>
        <text:list-item>
          <text:p text:style-name="P28"><text:a xlink:type="simple" xlink:href="https://opensource.org/licenses/" office:target-frame-name="_blank" xlink:show="new" text:style-name="Internet_20_link" text:visited-style-name="Visited_20_Internet_20_Link">Licencias aprobadas por OSI</text:a> </text:p>
        </text:list-item>
        <text:list-item>
          <text:p text:style-name="P28"><text:a xlink:type="simple" xlink:href="https://es.wikiversity.org/wiki/Software_libre_y_desarrollo_social" office:target-frame-name="_blank" xlink:show="new" text:style-name="Internet_20_link" text:visited-style-name="Visited_20_Internet_20_Link">Software libre y desarrollo social (Wikiversidad - Contiene secciones sobre licencias)</text:a> </text:p>
        </text:list-item>
        <text:list-item>
          <text:p text:style-name="P28"><text:a xlink:type="simple" xlink:href="https://es.slideshare.net/slideshow/diferencias-software-libre-y-codigo-abierto/12122547" office:target-frame-name="_blank" xlink:show="new" text:style-name="Internet_20_link" text:visited-style-name="Visited_20_Internet_20_Link">Diferencias software libre y codigo abierto (SlideShare)</text:a> </text:p>
        </text:list-item>
        <text:list-item>
          <text:p text:style-name="P27"><text:a xlink:type="simple" xlink:href="https://es.slideshare.net/slideshow/qu-es-el-open-source-y-para-qu-me-vale-a-mi-11186975/11186975" office:target-frame-name="_blank" xlink:show="new" text:style-name="Internet_20_link" text:visited-style-name="Visited_20_Internet_20_Link">¿Qué es el open source...? (SlideShare)</text:a></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style style:name="MT1" style:family="text">
      <style:text-properties officeooo:rsid="000dbf7c"/>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24/1523 ADMINISTRACIÓN DE SISTEMAS OPERATIVOS LINUX – <text:span text:style-name="MT1">Linux Essentials</text:span></text:p>
      </style:header>
      <style:footer>
        <text:p text:style-name="MP2"><text:bookmark-start text:name="PageNumWizard_FOOTER_Estilo de página predeterminado1"/><text:page-number text:select-page="current">1</text:page-number><text:s/>/ <text:page-count>2</text:page-count><text:bookmark-end text:name="PageNumWizard_FOOTER_Estilo de página predeterminado1"/></text:p>
      </style:footer>
      <style:footer-left>
        <text:p text:style-name="MP3"><text:bookmark-start text:name="PageNumWizard_FOOTER_Estilo de página predeterminado2"/><text:page-number text:select-page="current">2</text:page-number><text:s/>/ <text:page-count>2</text:page-count><text:bookmark-end text:name="PageNumWizard_FOOTER_Estilo de página predeterminado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1T19:44:50.575623264</meta:creation-date>
    <dc:date>2025-05-01T21:12:15.756649630</dc:date>
    <meta:editing-duration>PT1H27M25S</meta:editing-duration>
    <meta:editing-cycles>4</meta:editing-cycles>
    <meta:generator>LibreOffice/24.2.2.2$Linux_X86_64 LibreOffice_project/d56cc158d8a96260b836f100ef4b4ef25d6f1a01</meta:generator>
    <meta:document-statistic meta:table-count="0" meta:image-count="0" meta:object-count="0" meta:page-count="2" meta:paragraph-count="40" meta:word-count="705" meta:character-count="4717" meta:non-whitespace-character-count="4048"/>
  </office:meta>
</office:document-meta>
</file>